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3.358cm" fo:min-width="1.198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start="" draw:marker-end="" draw:fill="solid" draw:textarea-vertical-align="middle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marker-start="Triangle_20_unfilled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draw:fill="solid" draw:textarea-vertical-align="middle"/>
    </style:style>
    <style:style style:name="gr8" style:family="graphic" style:parent-style-name="objectwithoutfill">
      <style:graphic-properties draw:marker-start="Short_20_line_20_Arrow" draw:marker-end="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2" style:family="graphic" style:parent-style-name="objectwithoutfill">
      <style:graphic-properties draw:marker-start="" draw:marker-end="Triangle_20_unfilled" draw:fill="solid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2" style:family="text">
      <style:text-properties style:text-position="-33% 58%"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2.4cm" svg:height="5.1cm" svg:x="9.1cm" svg:y="1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controls" svg:x1="9.912cm" svg:y1="16.337cm" svg:x2="13.488cm" svg:y2="12.762cm">
          <text:p/>
        </draw:line>
        <draw:line draw:style-name="gr2" draw:text-style-name="P2" draw:layer="controls" svg:x1="10.825cm" svg:y1="21.051cm" svg:x2="17.788cm" svg:y2="14.087cm">
          <text:p/>
        </draw:line>
        <draw:line draw:style-name="gr3" draw:text-style-name="P2" draw:layer="controls" svg:x1="10.3cm" svg:y1="18.9cm" svg:x2="3.4cm" svg:y2="20.1cm">
          <text:p/>
        </draw:line>
        <draw:line draw:style-name="gr4" draw:text-style-name="P2" draw:layer="controls" svg:x1="10.3cm" svg:y1="16.2cm" svg:x2="10.3cm" svg:y2="21.3cm">
          <text:p/>
        </draw:line>
        <draw:path draw:style-name="gr5" draw:text-style-name="P2" draw:layer="controls" svg:width="0.213cm" svg:height="1.099cm" draw:transform="rotate (0.286059464401871) translate (8.48389376584569cm 19.2047372680858cm)" svg:viewBox="0 0 214 1100" svg:d="M17 0c-45 508-6 728 197 1100">
          <text:p/>
        </draw:path>
        <draw:frame draw:style-name="gr6" draw:text-style-name="P4" draw:layer="controls" svg:width="1.3cm" svg:height="1.825cm" svg:x="8cm" svg:y="19.4cm">
          <draw:text-box>
            <text:p text:style-name="P3"><text:span text:style-name="T1">θ</text:span><text:span text:style-name="T2">0</text:span></text:p>
          </draw:text-box>
        </draw:frame>
        <draw:line draw:style-name="gr7" draw:text-style-name="P2" draw:layer="controls" svg:x1="5.7cm" svg:y1="23.5cm" svg:x2="10.288cm" svg:y2="18.887cm">
          <text:p/>
        </draw:line>
        <draw:line draw:style-name="gr2" draw:text-style-name="P2" draw:layer="controls" svg:x1="10cm" svg:y1="19.6cm" svg:x2="10cm" svg:y2="19.2cm">
          <text:p/>
        </draw:line>
        <draw:line draw:style-name="gr2" draw:text-style-name="P2" draw:layer="controls" svg:x1="10cm" svg:y1="19.6cm" svg:x2="10.3cm" svg:y2="19.3cm">
          <text:p/>
        </draw:line>
        <draw:line draw:style-name="gr8" draw:text-style-name="P2" draw:layer="controls" svg:x1="7.4cm" svg:y1="19.4cm" svg:x2="3.4cm" svg:y2="20.1cm">
          <text:p/>
        </draw:line>
        <draw:frame draw:style-name="gr9" draw:text-style-name="P5" draw:layer="controls" svg:width="1.954cm" svg:height="0.569cm" svg:x="5.1cm" svg:y="19.831cm">
          <draw:text-box>
            <text:p><text:span text:style-name="T3">incident ray</text:span></text:p>
          </draw:text-box>
        </draw:frame>
        <draw:frame draw:style-name="gr9" draw:text-style-name="P5" draw:layer="controls" svg:width="1.366cm" svg:height="0.569cm" svg:x="6.834cm" svg:y="20.831cm">
          <draw:text-box>
            <text:p><text:span text:style-name="T3">normal</text:span></text:p>
          </draw:text-box>
        </draw:frame>
        <draw:frame draw:style-name="gr10" draw:text-style-name="P4" draw:layer="controls" svg:width="0.714cm" svg:height="0.725cm" svg:x="5.876cm" svg:y="18.1cm">
          <draw:text-box>
            <text:p><text:span text:style-name="T4">z</text:span></text:p>
          </draw:text-box>
        </draw:frame>
        <draw:frame draw:style-name="gr11" draw:text-style-name="P4" draw:layer="controls" svg:width="0.714cm" svg:height="1.199cm" svg:x="6.9cm" svg:y="16.475cm">
          <draw:text-box>
            <text:p><text:span text:style-name="T4">y</text:span></text:p>
          </draw:text-box>
        </draw:frame>
        <draw:frame draw:style-name="gr11" draw:text-style-name="P4" draw:layer="controls" svg:width="0.735cm" svg:height="1.199cm" svg:x="8cm" svg:y="17.875cm">
          <draw:text-box>
            <text:p><text:span text:style-name="T4">x</text:span></text:p>
          </draw:text-box>
        </draw:frame>
        <draw:line draw:style-name="gr5" draw:text-style-name="P2" draw:layer="layout" svg:x1="6.4cm" svg:y1="18.3cm" svg:x2="7.5cm" svg:y2="18.7cm">
          <text:p/>
        </draw:line>
        <draw:line draw:style-name="gr5" draw:text-style-name="P2" draw:layer="layout" svg:x1="7.5cm" svg:y1="16.8cm" svg:x2="7.5cm" svg:y2="18.7cm">
          <text:p/>
        </draw:line>
        <draw:line draw:style-name="gr12" draw:text-style-name="P2" draw:layer="layout" svg:x1="7.5cm" svg:y1="18.7cm" svg:x2="8.2cm" svg:y2="1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08:49:38.587000000</meta:creation-date>
    <dc:date>2020-04-06T11:23:16.359000000</dc:date>
    <meta:editing-duration>PT50M2S</meta:editing-duration>
    <meta:editing-cycles>2</meta:editing-cycles>
    <meta:generator>LibreOffice/6.3.4.2$Windows_X86_64 LibreOffice_project/60da17e045e08f1793c57c00ba83cdfce946d0aa</meta:generator>
    <meta:document-statistic meta:object-count="19"/>
  </office:meta>
</office:document-meta>
</file>